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891cm" style:rel-column-width="3433*"/>
    </style:style>
    <style:style style:name="Table1.B" style:family="table-column">
      <style:table-column-properties style:column-width="2.815cm" style:rel-column-width="10852*"/>
    </style:style>
    <style:style style:name="Table1.C" style:family="table-column">
      <style:table-column-properties style:column-width="5.699cm" style:rel-column-width="21969*"/>
    </style:style>
    <style:style style:name="Table1.D" style:family="table-column">
      <style:table-column-properties style:column-width="4.195cm" style:rel-column-width="16169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e011" officeooo:paragraph-rsid="000ae011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ae011" officeooo:paragraph-rsid="000ae011" style:font-weight-asian="bold" style:font-weight-complex="bold"/>
    </style:style>
    <style:style style:name="P3" style:family="paragraph" style:parent-style-name="Table_20_Contents">
      <style:text-properties officeooo:rsid="000c4ada" officeooo:paragraph-rsid="000c4ada"/>
    </style:style>
    <style:style style:name="P4" style:family="paragraph" style:parent-style-name="Standard">
      <style:text-properties officeooo:rsid="000e8495" officeooo:paragraph-rsid="00153238"/>
    </style:style>
    <style:style style:name="P5" style:family="paragraph" style:parent-style-name="Standard">
      <style:text-properties officeooo:rsid="00136823" officeooo:paragraph-rsid="00136823"/>
    </style:style>
    <style:style style:name="P6" style:family="paragraph" style:parent-style-name="Standard">
      <style:text-properties officeooo:rsid="000ec815" officeooo:paragraph-rsid="000ec815"/>
    </style:style>
    <style:style style:name="P7" style:family="paragraph" style:parent-style-name="Standard">
      <style:text-properties officeooo:rsid="000ec815" officeooo:paragraph-rsid="0016c403"/>
    </style:style>
    <style:style style:name="P8" style:family="paragraph" style:parent-style-name="Standard">
      <style:text-properties officeooo:rsid="001692b8" officeooo:paragraph-rsid="001692b8"/>
    </style:style>
    <style:style style:name="P9" style:family="paragraph" style:parent-style-name="Standard">
      <style:text-properties officeooo:rsid="0018108d" officeooo:paragraph-rsid="0018108d"/>
    </style:style>
    <style:style style:name="T1" style:family="text">
      <style:text-properties officeooo:rsid="000c4ada"/>
    </style:style>
    <style:style style:name="T2" style:family="text">
      <style:text-properties officeooo:rsid="00153238"/>
    </style:style>
    <style:style style:name="T3" style:family="text">
      <style:text-properties officeooo:rsid="0016c4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2">Nama</text:p>
          </table:table-cell>
          <table:table-cell table:style-name="Table1.A1" office:value-type="string">
            <text:p text:style-name="P2">Judul</text:p>
          </table:table-cell>
          <table:table-cell table:style-name="Table1.A1" office:value-type="string">
            <text:p text:style-name="P2">Model Pengembangan</text:p>
          </table:table-cell>
          <table:table-cell table:style-name="Table1.E1" office:value-type="string">
            <text:p text:style-name="P2">Kekuranga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Paul Thomas, 2005</text:p>
          </table:table-cell>
          <table:table-cell table:style-name="Table1.A2" office:value-type="string">
            <text:p text:style-name="P1">Prototype Ubuntu Software Center</text:p>
          </table:table-cell>
          <table:table-cell table:style-name="Table1.A2" office:value-type="string">
            <text:p text:style-name="P1">Software center di Ubuntu. Bahasa python</text:p>
          </table:table-cell>
          <table:table-cell table:style-name="Table1.E2" office:value-type="string">
            <text:p text:style-name="P1">Masih prototype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Klumpp, 2012</text:p>
          </table:table-cell>
          <table:table-cell table:style-name="Table1.A2" office:value-type="string">
            <text:p text:style-name="P1">Porting Ubuntu Software Center untuk Debian dan Fedora dengan bantuan PackageKit</text:p>
          </table:table-cell>
          <table:table-cell table:style-name="Table1.A2" office:value-type="string">
            <text:p text:style-name="P1">Bahasa yang digunakan C dan Python</text:p>
          </table:table-cell>
          <table:table-cell table:style-name="Table1.E2" office:value-type="string">
            <text:p text:style-name="P1">Kinerja PackageKit masih lambat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Canonical, Inc<text:line-break/>2010</text:p>
          </table:table-cell>
          <table:table-cell table:style-name="Table1.A2" office:value-type="string">
            <text:p text:style-name="P1">Ubuntu Software Center</text:p>
          </table:table-cell>
          <table:table-cell table:style-name="Table1.A2" office:value-type="string">
            <text:p text:style-name="P1">Bahasa yang digunakan Python. Dikembangkan oleh tim.</text:p>
          </table:table-cell>
          <table:table-cell table:style-name="Table1.E2" office:value-type="string">
            <text:p text:style-name="P1">Hanya berjalan untuk sistem operasi Ubuntu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SUSE, 2010</text:p>
          </table:table-cell>
          <table:table-cell table:style-name="Table1.A2" office:value-type="string">
            <text:p text:style-name="P1">YaST (Yet another Setup Tool)</text:p>
          </table:table-cell>
          <table:table-cell table:style-name="Table1.A2" office:value-type="string">
            <text:p text:style-name="P1">Memudahkan pengaturan apapapun dli OpenSUSE. Bahasa yang digunakan YCP, Perl dan Ruby. Tampilan dipercantik dengan CSS</text:p>
          </table:table-cell>
          <table:table-cell table:style-name="Table1.E2" office:value-type="string">
            <text:p text:style-name="P1">Hanya berjalan di OpenSUSE dan SUSE.</text:p>
          </table:table-cell>
        </table:table-row>
        <table:table-row>
          <table:table-cell table:style-name="Table1.A2" office:value-type="string">
            <text:p text:style-name="P2">No</text:p>
          </table:table-cell>
          <table:table-cell table:style-name="Table1.A2" office:value-type="string">
            <text:p text:style-name="P2">Nama</text:p>
          </table:table-cell>
          <table:table-cell table:style-name="Table1.A2" office:value-type="string">
            <text:p text:style-name="P2">Judul</text:p>
          </table:table-cell>
          <table:table-cell table:style-name="Table1.A2" office:value-type="string">
            <text:p text:style-name="P2">Model Pengembangan</text:p>
          </table:table-cell>
          <table:table-cell table:style-name="Table1.E2" office:value-type="string">
            <text:p text:style-name="P2">Kekurangan</text:p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Apple, Inc<text:line-break/>2008</text:p>
          </table:table-cell>
          <table:table-cell table:style-name="Table1.A2" office:value-type="string">
            <text:p text:style-name="P1">App Store</text:p>
          </table:table-cell>
          <table:table-cell table:style-name="Table1.A2" office:value-type="string">
            <text:p text:style-name="P1">Dikembangkan oleh tim, tertutup.</text:p>
          </table:table-cell>
          <table:table-cell table:style-name="Table1.E2" office:value-type="string">
            <text:p text:style-name="P1">Hanya berjalan di sistem operasi milik apple (OSX, IOS)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Google, Inc<text:line-break/>2008</text:p>
          </table:table-cell>
          <table:table-cell table:style-name="Table1.A2" office:value-type="string">
            <text:p text:style-name="P1">Google Play</text:p>
          </table:table-cell>
          <table:table-cell table:style-name="Table1.A2" office:value-type="string">
            <text:p text:style-name="P1">Dikembangkan oleh <text:span text:style-name="T1">t</text:span>im, <text:span text:style-name="T1">t</text:span>ertutup.</text:p>
          </table:table-cell>
          <table:table-cell table:style-name="Table1.E2" office:value-type="string">
            <text:p text:style-name="P1">Hanya berjalan di sistem operasi Android</text:p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RIM, 2010</text:p>
          </table:table-cell>
          <table:table-cell table:style-name="Table1.A2" office:value-type="string">
            <text:p text:style-name="P1">Blackb<text:span text:style-name="T1">erry App World</text:span></text:p>
          </table:table-cell>
          <table:table-cell table:style-name="Table1.A2" office:value-type="string">
            <text:p text:style-name="P3">Dikembangkan oleh tim, tertutup. </text:p>
          </table:table-cell>
          <table:table-cell table:style-name="Table1.E2" office:value-type="string">
            <text:p text:style-name="P3">Berjalan di sistem operasi BB OS 7-10.</text:p>
          </table:table-cell>
        </table:table-row>
      </table:table>
      <text:p text:style-name="Standard"/>
      <text:p text:style-name="P4">// Cool Use Case Diagram <text:span text:style-name="T2">http://yuml.me/edit/3c68af01</text:span></text:p>
      <text:p text:style-name="P5">(start)-&gt;(Cari Aplikasi)-&gt;|a|,|a|-&gt;(Berdasarkan Nama)-&gt;|b|,|a|-&gt;(Berdasarkan Kategori)-&gt;|b|,|b|-&gt;(aplikasi ditemukan)-&gt;&lt;c&gt;[Pasang/Hapus]-&gt;(Make Coffee)-&gt;(end)</text:p>
      <text:p text:style-name="P5">&lt;c&gt;[Update]-&gt;(Update)-&gt;(end)</text:p>
      <text:p text:style-name="P6"/>
      <text:p text:style-name="P7">//<text:span text:style-name="T3">http://yuml.me/edit/453e8030</text:span></text:p>
      <text:p text:style-name="P8">(start)-&gt;|c|,|c|-&gt;(Memilih Sumber Repo)-&gt;(simpan)-&gt;&lt;a&gt;[Ya]-&gt;(Update)-&gt;&lt;b&gt;[Tidak]-&gt;(end),&lt;a&gt;[Tidak]-&gt;(end),&lt;b&gt;[Ya]-&gt;(Upgrade)-&gt;(end),|c|-&gt;(Update)</text:p>
      <text:p text:style-name="P8"/>
      <text:p text:style-name="P9">// Cool Use Case Diagram http://yuml.me/edit/dcc91750</text:p>
      <text:p text:style-name="P9">[Customer]-(Cari Aplikasi)</text:p>
      <text:p text:style-name="P9">(Cari Aplikasi)&lt;(Pasang)</text:p>
      <text:p text:style-name="P9">(Cari Aplikasi)&lt;(Hapus)</text:p>
      <text:p text:style-name="P9">(Cari Aplikasi)&lt;(Update)</text:p>
      <text:p text:style-name="P9">[Customer]-(Manajemen Repository)</text:p>
      <text:p text:style-name="P9">(Manajemen Repository)&lt;(Simpan Repo)</text:p>
      <text:p text:style-name="P9">(Manajemen Repository)&lt;(Update Repo)</text:p>
      <text:p text:style-name="P9">(Manajemen Repository)&lt;(Upgrade Rep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u Fardani</meta:initial-creator>
    <meta:creation-date>2014-04-12T09:15:14.640079000</meta:creation-date>
    <dc:date>2014-04-26T07:30:56.552755000</dc:date>
    <dc:creator>Estu Fardani</dc:creator>
    <meta:editing-duration>PT45M48S</meta:editing-duration>
    <meta:editing-cycles>11</meta:editing-cycles>
    <meta:generator>LibreOffice/4.2.2.1$MacOSX_X86_64 LibreOffice_project/3be8cda0bddd8e430d8cda1ebfd581265cca5a0f</meta:generator>
    <meta:document-statistic meta:table-count="1" meta:image-count="0" meta:object-count="0" meta:page-count="1" meta:paragraph-count="59" meta:word-count="196" meta:character-count="1690" meta:non-whitespace-character-count="1552"/>
  </office:meta>
</office:document-meta>
</file>